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CLK [Hz]</text:p>
          </table:table-cell>
          <table:table-cell office:value-type="string">
            <text:p>WAITWR</text:p>
          </table:table-cell>
          <table:table-cell table:number-columns-repeated="2"/>
        </table:table-row>
        <table:table-row table:style-name="ro1">
          <table:table-cell office:value-type="float" office:value="90000000">
            <text:p>900000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AITWEN</text:p>
          </table:table-cell>
          <table:table-cell office:value-type="string">
            <text:p>t_WELWEH [ns]</text:p>
          </table:table-cell>
          <table:table-cell office:value-type="string">
            <text:p>f_WELWEH [MHz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(([.$B$2]-[.A5]+1)*1/[.$A$2] )*1000000000" office:value-type="float" office:value="22.2222222222222">
            <text:p>22,22</text:p>
          </table:table-cell>
          <table:table-cell table:style-name="ce2" table:formula="of:=(1/[.B5]/1000000)*1000000000" office:value-type="float" office:value="45">
            <text:p>45,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(([.$B$2]-[.A6]+1)*1/[.$A$2] )*1000000000" office:value-type="float" office:value="11.1111111111111">
            <text:p>11,11</text:p>
          </table:table-cell>
          <table:table-cell table:style-name="ce2" table:formula="of:=(1/[.B6]/1000000)*1000000000" office:value-type="float" office:value="90">
            <text:p>90,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(([.$B$2]-[.A7]+1)*1/[.$A$2] )*1000000000" office:value-type="float" office:value="0">
            <text:p>0,00</text:p>
          </table:table-cell>
          <table:table-cell table:style-name="ce2" table:formula="of:=(1/[.B7]/1000000)*1000000000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[.$B$2]-[.A8]+1)*1/[.$A$2] )*1000000000" office:value-type="float" office:value="-11.1111111111111">
            <text:p>-11,11</text:p>
          </table:table-cell>
          <table:table-cell table:style-name="ce2" table:formula="of:=(1/[.B8]/1000000)*1000000000" office:value-type="float" office:value="-90">
            <text:p>-90,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[.$B$2]-[.A9]+1)*1/[.$A$2] )*1000000000" office:value-type="float" office:value="-22.2222222222222">
            <text:p>-22,22</text:p>
          </table:table-cell>
          <table:table-cell table:style-name="ce2" table:formula="of:=(1/[.B9]/1000000)*1000000000" office:value-type="float" office:value="-45">
            <text:p>-45,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(([.$B$2]-[.A10]+1)*1/[.$A$2] )*1000000000" office:value-type="float" office:value="-33.3333333333333">
            <text:p>-33,33</text:p>
          </table:table-cell>
          <table:table-cell table:style-name="ce2" table:formula="of:=(1/[.B10]/1000000)*1000000000" office:value-type="float" office:value="-30">
            <text:p>-30,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(([.$B$2]-[.A11]+1)*1/[.$A$2] )*1000000000" office:value-type="float" office:value="-44.4444444444444">
            <text:p>-44,44</text:p>
          </table:table-cell>
          <table:table-cell table:style-name="ce2" table:formula="of:=(1/[.B11]/1000000)*1000000000" office:value-type="float" office:value="-22.5">
            <text:p>-22,5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(([.$B$2]-[.A12]+1)*1/[.$A$2] )*1000000000" office:value-type="float" office:value="-55.5555555555556">
            <text:p>-55,56</text:p>
          </table:table-cell>
          <table:table-cell table:style-name="ce2" table:formula="of:=(1/[.B12]/1000000)*1000000000" office:value-type="float" office:value="-18">
            <text:p>-18,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(([.$B$2]-[.A13]+1)*1/[.$A$2] )*1000000000" office:value-type="float" office:value="-66.6666666666667">
            <text:p>-66,67</text:p>
          </table:table-cell>
          <table:table-cell table:style-name="ce2" table:formula="of:=(1/[.B13]/1000000)*1000000000" office:value-type="float" office:value="-15">
            <text:p>-15,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(([.$B$2]-[.A14]+1)*1/[.$A$2] )*1000000000" office:value-type="float" office:value="-77.7777777777778">
            <text:p>-77,78</text:p>
          </table:table-cell>
          <table:table-cell table:style-name="ce2" table:formula="of:=(1/[.B14]/1000000)*1000000000" office:value-type="float" office:value="-12.8571428571429">
            <text:p>-12,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(([.$B$2]-[.A15]+1)*1/[.$A$2] )*1000000000" office:value-type="float" office:value="-88.8888888888889">
            <text:p>-88,89</text:p>
          </table:table-cell>
          <table:table-cell table:style-name="ce2" table:formula="of:=(1/[.B15]/1000000)*1000000000" office:value-type="float" office:value="-11.25">
            <text:p>-11,2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(([.$B$2]-[.A16]+1)*1/[.$A$2] )*1000000000" office:value-type="float" office:value="-100">
            <text:p>-100,00</text:p>
          </table:table-cell>
          <table:table-cell table:style-name="ce2" table:formula="of:=(1/[.B16]/1000000)*1000000000" office:value-type="float" office:value="-10">
            <text:p>-10,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(([.$B$2]-[.A17]+1)*1/[.$A$2] )*1000000000" office:value-type="float" office:value="-111.111111111111">
            <text:p>-111,11</text:p>
          </table:table-cell>
          <table:table-cell table:style-name="ce2" table:formula="of:=(1/[.B17]/1000000)*1000000000" office:value-type="float" office:value="-9">
            <text:p>-9,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(([.$B$2]-[.A18]+1)*1/[.$A$2] )*1000000000" office:value-type="float" office:value="-122.222222222222">
            <text:p>-122,22</text:p>
          </table:table-cell>
          <table:table-cell table:style-name="ce2" table:formula="of:=(1/[.B18]/1000000)*1000000000" office:value-type="float" office:value="-8.18181818181818">
            <text:p>-8,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(([.$B$2]-[.A19]+1)*1/[.$A$2] )*1000000000" office:value-type="float" office:value="-133.333333333333">
            <text:p>-133,33</text:p>
          </table:table-cell>
          <table:table-cell table:style-name="ce2" table:formula="of:=(1/[.B19]/1000000)*1000000000" office:value-type="float" office:value="-7.5">
            <text:p>-7,5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(([.$B$2]-[.A20]+1)*1/[.$A$2] )*1000000000" office:value-type="float" office:value="-144.444444444444">
            <text:p>-144,44</text:p>
          </table:table-cell>
          <table:table-cell table:style-name="ce2" table:formula="of:=(1/[.B20]/1000000)*1000000000" office:value-type="float" office:value="-6.92307692307692">
            <text:p>-6,92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.00.0000</text:date>, <text:time style:data-style-name="N2" text:time-value="0000-00-00T10:30: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08:31:53</meta:creation-date>
    <dc:date>2014-04-23T13:21:39</dc:date>
    <meta:editing-duration>PT7H5M57S</meta:editing-duration>
    <meta:editing-cycles>7</meta:editing-cycles>
    <meta:generator>LibreOffice/4.0.2.2$Linux_x86 LibreOffice_project/400m0$Build-2</meta:generator>
    <meta:document-statistic meta:table-count="1" meta:cell-count="55" meta:object-count="0"/>
  </office:meta>
</office:document-meta>
</file>